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000000096A7F07F4F19B848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65dc5" officeooo:paragraph-rsid="00065dc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8a511" style:font-size-asian="15pt" style:font-size-complex="15pt"/>
    </style:style>
    <style:style style:name="T1" style:family="text">
      <style:text-properties fo:color="#005293" style:font-name="Tahoma" fo:font-weight="bold" officeooo:rsid="00065dc5" style:language-asian="nl" style:country-asian="BE" style:font-weight-asian="bold" style:font-name-complex="Tahoma1" style:font-weight-complex="bold"/>
    </style:style>
    <style:style style:name="T2" style:family="text">
      <style:text-properties fo:color="#005293" style:font-name="Tahoma" fo:font-weight="bold" officeooo:rsid="0008a511" style:language-asian="nl" style:country-asian="BE" style:font-weight-asian="bold" style:font-name-complex="Tahoma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6.8854in" svg:y="-0.0354in" svg:width="3.5in" svg:height="1.5626in" draw:z-index="0"><draw:image xlink:href="Pictures/100000000000015000000096A7F07F4F19B848D1.png" xlink:type="simple" xlink:show="embed" xlink:actuate="onLoad"/></draw:frame><text:span text:style-name="T1"> Embedded Programming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</meta:initial-creator>
    <meta:creation-date>2016-04-16T22:42:19.900822623</meta:creation-date>
    <dc:date>2020-09-20T23:07:04.780280931</dc:date>
    <meta:editing-duration>PT26M45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2" meta:character-count="22" meta:non-whitespace-character-count="19"/>
  </office:meta>
</office:document-meta>
</file>